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D00000020215665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color="#800000"/>
    </style:style>
    <style:style style:name="P4" style:family="paragraph" style:parent-style-name="Standard" style:list-style-name="L1">
      <style:text-properties fo:color="#800000"/>
    </style:style>
    <style:style style:name="P5" style:family="paragraph" style:parent-style-name="Standard" style:list-style-name="L2">
      <style:text-properties fo:color="#800000"/>
    </style:style>
    <style:style style:name="P6" style:family="paragraph" style:parent-style-name="Standard" style:list-style-name="L1">
      <style:text-properties fo:background-color="#ffff00"/>
    </style:style>
    <style:style style:name="T1" style:family="text">
      <style:text-properties fo:color="#800000"/>
    </style:style>
    <style:style style:name="T2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동적 메모리 10:00 ~ 12:00</text:p>
      <text:list xml:id="list18576048421" text:style-name="L1">
        <text:list-item>
          <text:p text:style-name="P1">정적, 동적 메모리 구조 및 개념</text:p>
        </text:list-item>
        <text:list-item>
          <text:p text:style-name="P6">sizeof 연산자를 이용한 동적 1차 배열 생성 및 free 연산자를 이용한 메모리 반환</text:p>
        </text:list-item>
        <text:list-item>
          <text:p text:style-name="P1">동적 2차 배열 생성(동적 문자열 배열 처리)</text:p>
        </text:list-item>
        <text:list-item>
          <text:p text:style-name="P1">동적 메모리를 이용한 알고리즘 문제 풀기</text:p>
          <text:p text:style-name="P4"><text:s text:c="2"/>→ <text:s/>입력 값의 한계가 제한 되지 않은 문제</text:p>
        </text:list-item>
        <text:list-item>
          <text:p text:style-name="P4">알고리즘 문제 풀이</text:p>
          <text:p text:style-name="P1"><text:s/>→ 기본 예제를 직접 만들어서 풀어보기</text:p>
        </text:list-item>
      </text:list>
      <text:p text:style-name="P3"/>
      <text:p text:style-name="P3">문자열 처리 13:00 ~ 16:00</text:p>
      <text:list xml:id="list1138567248" text:style-name="L2">
        <text:list-item>
          <text:p text:style-name="P5">자료형의 타입 및 인풋 서식(%d, %f, %lf …)</text:p>
        </text:list-item>
        <text:list-item>
          <text:p text:style-name="P2"><text:span text:style-name="T1">상수와 문자열이 섞여 있는 데이터 </text:span>인풋 방법</text:p>
        </text:list-item>
        <text:list-item>
          <text:p text:style-name="P2">받는 값의 한계가 정해지지 않은 데이터 인풋 방법</text:p>
        </text:list-item>
        <text:list-item>
          <text:p text:style-name="P2">알고리즘 문제 풀이</text:p>
        </text:list-item>
      </text:list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Table_20_Contents">d</text:p>
          </table:table-cell>
          <table:table-cell table:style-name="표1.A1" office:value-type="string">
            <text:p text:style-name="Table_20_Contents">ss</text:p>
          </table:table-cell>
          <table:table-cell table:style-name="표1.C1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/>
          </table:table-cell>
          <table:table-cell table:style-name="표1.A2" office:value-type="string">
            <text:p text:style-name="Table_20_Contents"/>
          </table:table-cell>
          <table:table-cell table:style-name="표1.C2" office:value-type="string">
            <text:p text:style-name="Table_20_Contents">s</text:p>
          </table:table-cell>
        </table:table-row>
        <table:table-row>
          <table:table-cell table:style-name="표1.A2" office:value-type="string">
            <text:p text:style-name="Table_20_Contents"/>
          </table:table-cell>
          <table:table-cell table:style-name="표1.A2" office:value-type="string">
            <text:p text:style-name="Table_20_Contents">d</text:p>
          </table:table-cell>
          <table:table-cell table:style-name="표1.C2" office:value-type="string">
            <text:p text:style-name="Table_20_Contents">d</text:p>
          </table:table-cell>
        </table:table-row>
        <table:table-row>
          <table:table-cell table:style-name="표1.A2" office:value-type="string">
            <text:p text:style-name="Table_20_Contents">ds</text:p>
          </table:table-cell>
          <table:table-cell table:style-name="표1.A2" office:value-type="string">
            <text:p text:style-name="Table_20_Contents"/>
          </table:table-cell>
          <table:table-cell table:style-name="표1.C2" office:value-type="string">
            <text:p text:style-name="Table_20_Contents"/>
          </table:table-cell>
        </table:table-row>
      </table:table>
      <text:list xml:id="list1234699070" text:continue-numbering="true" text:style-name="L2">
        <text:list-item>
          <text:p text:style-name="P2"/>
          <text:p text:style-name="P2"><text:s/>→ 기본 예제를 직접 만들어서 풀어보기</text:p>
        </text:list-item>
      </text:list>
      <text:p text:style-name="Standard"/>
      <text:p text:style-name="Standard"/>
      <text:p text:style-name="Standard"/>
      <text:p text:style-name="Standard"><draw:frame draw:style-name="fr1" draw:name="그림1" text:anchor-type="paragraph" svg:width="0.767cm" svg:height="0.847cm" draw:z-index="0"><draw:image xlink:href="Pictures/100000000000001D000000202156658A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7:20:07</meta:creation-date>
    <dc:date>2014-08-11T16:51:50</dc:date>
    <meta:editing-duration>PT12M46S</meta:editing-duration>
    <meta:editing-cycles>3</meta:editing-cycles>
    <meta:generator>LibreOffice/3.5$Linux_X86_64 LibreOffice_project/350m1$Build-2</meta:generator>
    <meta:document-statistic meta:table-count="1" meta:image-count="1" meta:object-count="0" meta:page-count="1" meta:paragraph-count="20" meta:word-count="109" meta:character-count="346" meta:non-whitespace-character-count="264"/>
  </office:meta>
</office:document-meta>
</file>